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fur" svg:font-family="monofur" style:font-pitch="fixed"/>
  </office:font-face-decls>
  <office:automatic-styles>
    <style:style style:name="P1" style:family="paragraph" style:parent-style-name="Standard">
      <style:text-properties style:font-name="monofur" fo:font-size="22pt" style:font-size-asian="22pt" style:font-size-complex="22pt"/>
    </style:style>
    <style:style style:name="T1" style:family="text">
      <style:text-properties fo:color="#0d23d5" loext:opacity="100%"/>
    </style:style>
    <style:style style:name="T2" style:family="text">
      <style:text-properties fo:color="#00ff00" loext:opacity="100%"/>
    </style:style>
    <style:style style:name="T3" style:family="text">
      <style:text-properties fo:color="#ff00ff" loext:opacity="100%"/>
    </style:style>
    <style:style style:name="T4" style:family="text">
      <style:text-properties fo:color="#007fff" loext:opacity="100%"/>
    </style:style>
    <style:style style:name="T5" style:family="text">
      <style:text-properties fo:color="#7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?</text:span> <text:span text:style-name="T2">options</text:span></text:p>
      <text:p text:style-name="P1"/>
      <text:p text:style-name="P1"><text:span text:style-name="T1">?</text:span> <text:span text:style-name="T2">defaults</text:span></text:p>
      <text:p text:style-name="P1"><text:tab/><text:span text:style-name="T2">optional</text:span>/<text:span text:style-name="T2">required</text:span></text:p>
      <text:p text:style-name="P1"/>
      <text:p text:style-name="P1"><text:span text:style-name="T1">?</text:span> <text:span text:style-name="T2">page</text:span> 0: <text:span text:style-name="T3">##</text:span> page title</text:p>
      <text:p text:style-name="P1"/>
      <text:p text:style-name="P1"><text:span text:style-name="T1">?</text:span> <text:span text:style-name="T2">bool</text:span> <text:span text:style-name="T5">bool_name</text:span> = <text:span text:style-name="T4">true</text:span></text:p>
      <text:p text:style-name="P1"><text:span text:style-name="T1">?</text:span> <text:span text:style-name="T2">str</text:span> <text:span text:style-name="T5">str_name</text:span> = <text:span text:style-name="T4">"</text:span>str_value<text:span text:style-name="T4">"</text:span></text:p>
      <text:p text:style-name="P1"><text:span text:style-name="T1">?</text:span> <text:span text:style-name="T2">num</text:span> <text:span text:style-name="T5">num_name</text:span> = num_value</text:p>
      <text:p text:style-name="P1"/>
      <text:p text:style-name="P1"><text:span text:style-name="T1">?</text:span> 0: <text:span text:style-name="T3">###</text:span> checkboxes</text:p>
      <text:p text:style-name="P1"><text:tab/><text:span text:style-name="T2">min</text:span>=<text:span text:style-name="T4">1</text:span>,<text:span text:style-name="T2">max</text:span>=<text:span text:style-name="T4">2</text:span></text:p>
      <text:p text:style-name="P1"><text:tab/><text:span text:style-name="T2">required</text:span>/<text:span text:style-name="T2">optional</text:span></text:p>
      <text:p text:style-name="P1"><text:tab/><text:span text:style-name="T2">hidewhen</text:span>=<text:span text:style-name="T5">bool_name</text:span></text:p>
      <text:p text:style-name="P1"><text:tab/><text:span text:style-name="T3">&gt;</text:span> description</text:p>
      <text:p text:style-name="P1"><text:tab/><text:span text:style-name="T3">&gt;</text:span></text:p>
      <text:p text:style-name="P1"><text:tab/><text:span text:style-name="T3">&gt;</text:span> with multiple lines</text:p>
      <text:p text:style-name="P1"><text:tab/><text:span text:style-name="T2">[]</text:span> 0: <text:span text:style-name="T4">option 1</text:span></text:p>
      <text:p text:style-name="P1"><text:tab/><text:tab/>paragraph</text:p>
      <text:p text:style-name="P1"><text:tab/><text:span text:style-name="T2">[x]</text:span> 1: <text:span text:style-name="T4">option 2</text:span></text:p>
      <text:p text:style-name="P1"/>
      <text:p text:style-name="P1"><text:span text:style-name="T1">?</text:span> 1: <text:span text:style-name="T3">###</text:span> multiple-choice / radio buttons*</text:p>
      <text:p text:style-name="P1"><text:tab/><text:span text:style-name="T2">()</text:span> 0: <text:span text:style-name="T4">option 1</text:span></text:p>
      <text:p text:style-name="P1"><text:tab/><text:tab/>paragraph</text:p>
      <text:p text:style-name="P1"><text:tab/><text:span text:style-name="T2">(x)</text:span> 1: <text:span text:style-name="T4">option 2</text:span></text:p>
      <text:p text:style-name="P1"/>
      <text:p text:style-name="P1"><text:span text:style-name="T1">?</text:span> 3: <text:span text:style-name="T3">###</text:span> short paragraph<text:span text:style-name="T2">*</text:span></text:p>
      <text:p text:style-name="P1"><text:tab/><text:span text:style-name="T2">type</text:span>=[<text:span text:style-name="T2">text</text:span>/<text:span text:style-name="T2">date</text:span>/<text:span text:style-name="T2">number</text:span>/<text:span text:style-name="T2">email</text:span>/<text:span text:style-name="T2">area</text:span>]</text:p>
      <text:p text:style-name="P1"><text:tab/><text:span text:style-name="T2">value</text:span>=,<text:span text:style-name="T2">placeholder</text:span>=</text:p>
      <text:p text:style-name="P1"><text:tab/><text:span text:style-name="T2">min</text:span>=,<text:span text:style-name="T2">max</text:span>=</text:p>
      <text:p text:style-name="P1"/>
      <text:p text:style-name="P1"><text:span text:style-name="T1">?</text:span> <text:span text:style-name="T2">page</text:span> 1: <text:span text:style-name="T3">##</text:span> page tit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fur" svg:font-family="monofur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8T21:13:34.037785743</meta:creation-date>
    <dc:date>2025-06-28T21:22:29.488194738</dc:date>
    <meta:editing-duration>PT57S</meta:editing-duration>
    <meta:editing-cycles>1</meta:editing-cycles>
    <meta:document-statistic meta:table-count="0" meta:image-count="0" meta:object-count="0" meta:page-count="1" meta:paragraph-count="26" meta:word-count="79" meta:character-count="481" meta:non-whitespace-character-count="410"/>
    <meta:generator>LibreOffice/7.4.7.2$Linux_X86_64 LibreOffice_project/40$Build-2</meta:generator>
  </office:meta>
</office:document-meta>
</file>